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21T11:21:15.937019718</meta:creation-date>
    <dc:date>2015-10-21T11:21:22.644034646</dc:date>
    <dc:creator>Miklos </dc:creator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Dev/5.1.0.0.alpha1$Linux_X86_64 LibreOffice_project/226335eb91bc6472caa84713492885eac59ce44c</meta:generator>
  </office:meta>
</office:document-meta>
</file>